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729fcf" draw:fill-color="#cfe7f5" draw:textarea-horizontal-align="justify" draw:textarea-vertical-align="middle" draw:auto-grow-height="false"/>
    </style:style>
    <style:style style:name="gr2" style:family="graphic" style:parent-style-name="standard">
      <style:graphic-properties svg:stroke-color="#579d1c" draw:fill-color="#ccffcc" draw:textarea-horizontal-align="justify" draw:textarea-vertical-align="middle" draw:auto-grow-height="false"/>
    </style:style>
    <style:style style:name="gr3" style:family="graphic" style:parent-style-name="standard">
      <style:graphic-properties svg:stroke-color="#ff420e" draw:fill-color="#ffcc99" draw:textarea-horizontal-align="justify" draw:textarea-vertical-align="middle" draw:auto-grow-height="false"/>
    </style:style>
    <style:style style:name="gr4" style:family="graphic" style:parent-style-name="standard">
      <style:graphic-properties svg:stroke-color="#ffd320"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c5000b" draw:fill="solid" draw:fill-color="#ffcccc" draw:textarea-horizontal-align="justify" draw:textarea-vertical-align="middle" draw:auto-grow-height="false"/>
    </style:style>
    <style:style style:name="gr7" style:family="graphic" style:parent-style-name="standard">
      <style:graphic-properties svg:stroke-color="#314004" draw:fill="solid" draw:fill-color="#aecf00" draw:textarea-horizontal-align="justify" draw:textarea-vertical-align="middle" draw:auto-grow-height="false"/>
    </style:style>
    <style:style style:name="gr8" style:family="graphic" style:parent-style-name="standard">
      <style:graphic-properties svg:stroke-color="#663399" draw:fill="solid" draw:fill-color="#cc99ff" draw:textarea-horizontal-align="justify" draw:textarea-vertical-align="middle" draw:auto-grow-height="false"/>
    </style:style>
    <style:style style:name="gr9" style:family="graphic" style:parent-style-name="standard">
      <style:graphic-properties svg:stroke-color="#ff420e" draw:fill="none" draw:fill-color="#ffcc99"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color="#ff420e" draw:fill="solid" draw:fill-color="#cccc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3.139cm" svg:height="1.016cm" svg:x="11.43cm" svg:y="10.541cm">
          <text:p text:style-name="P1"><text:span text:style-name="T1">TaskGrap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3.139cm" svg:height="1.016cm" svg:x="11.339cm" svg:y="6.477cm">
          <text:p text:style-name="P1"><text:span text:style-name="T1">SparseGraph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3.139cm" svg:height="1.016cm" svg:x="6.513cm" svg:y="6.477cm">
          <text:p text:style-name="P1"><text:span text:style-name="T1">Bol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3.141cm" svg:height="1.016cm" svg:x="15.909cm" svg:y="10.541cm">
          <text:p text:style-name="P1"><text:span text:style-name="T1">BoltRetrieveRepair</text:span></text:p>
          <draw:enhanced-geometry svg:viewBox="0 0 21600 21600" draw:type="rectangle" draw:enhanced-path="M 0 0 L 21600 0 21600 21600 0 21600 0 0 Z N"/>
        </draw:custom-shape>
        <draw:frame draw:style-name="gr5" draw:layer="layout" svg:width="8.287cm" svg:height="1.474cm" svg:x="0.222cm" svg:y="0.177cm">
          <draw:text-box>
            <text:p>Bolt Experience Framework</text:p>
            <text:p><text:span text:style-name="T2">Dave Coleman</text:span></text:p>
          </draw:text-box>
        </draw:frame>
        <draw:custom-shape draw:style-name="gr6" draw:text-style-name="P2" xml:id="id7" draw:id="id7" draw:layer="layout" svg:width="3.139cm" svg:height="1.016cm" svg:x="16.165cm" svg:y="5.08cm">
          <text:p text:style-name="P1"><text:span text:style-name="T1">VertexDiscretizer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6" draw:id="id6" draw:layer="layout" svg:width="3.139cm" svg:height="1.016cm" svg:x="16.165cm" svg:y="6.477cm">
          <text:p text:style-name="P1"><text:span text:style-name="T1">SparseStorage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8" draw:id="id8" draw:layer="layout" svg:width="3.139cm" svg:height="1.016cm" svg:x="16.129cm" svg:y="7.874cm">
          <text:p text:style-name="P1"><text:span text:style-name="T1">DenseCach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1" draw:id="id1" draw:layer="layout" svg:width="3.139cm" svg:height="1.016cm" svg:x="2.159cm" svg:y="6.477cm">
          <text:p text:style-name="P1"><text:span text:style-name="T1">curie_demos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line" svg:x1="5.298cm" svg:y1="6.985cm" svg:x2="6.513cm" svg:y2="6.985cm" draw:start-shape="id1" draw:start-glue-point="1" draw:end-shape="id2" draw:end-glue-point="3" svg:d="M5298 6985h1215" svg:viewBox="0 0 1216 1">
          <text:p/>
        </draw:connector>
        <draw:line draw:style-name="gr10" draw:text-style-name="P1" draw:layer="layout" svg:x1="9.779cm" svg:y1="6.858cm" svg:x2="11.43cm" svg:y2="6.858cm">
          <text:p/>
        </draw:line>
        <draw:line draw:style-name="gr10" draw:text-style-name="P1" draw:layer="layout" svg:x1="12.827cm" svg:y1="7.493cm" svg:x2="12.954cm" svg:y2="10.541cm">
          <text:p/>
        </draw:line>
        <draw:connector draw:style-name="gr10" draw:text-style-name="P1" draw:layer="layout" draw:type="line" svg:x1="14.569cm" svg:y1="11.049cm" svg:x2="15.909cm" svg:y2="11.049cm" draw:start-shape="id3" draw:start-glue-point="1" draw:end-shape="id4" draw:end-glue-point="3" svg:d="M14569 11049h1340" svg:viewBox="0 0 1341 1">
          <text:p/>
        </draw:connector>
        <draw:connector draw:style-name="gr10" draw:text-style-name="P1" draw:layer="layout" draw:type="line" svg:x1="14.478cm" svg:y1="6.985cm" svg:x2="16.165cm" svg:y2="6.985cm" draw:start-shape="id5" draw:start-glue-point="1" draw:end-shape="id6" draw:end-glue-point="3" svg:d="M14478 6985h1687" svg:viewBox="0 0 1688 1">
          <text:p/>
        </draw:connector>
        <draw:connector draw:style-name="gr10" draw:text-style-name="P1" draw:layer="layout" draw:type="line" svg:x1="14.478cm" svg:y1="6.985cm" svg:x2="16.165cm" svg:y2="5.588cm" draw:start-shape="id5" draw:start-glue-point="1" draw:end-shape="id7" draw:end-glue-point="3" svg:d="M14478 6985l1687-1397" svg:viewBox="0 0 1688 1398">
          <text:p/>
        </draw:connector>
        <draw:connector draw:style-name="gr10" draw:text-style-name="P1" draw:layer="layout" draw:type="line" svg:x1="16.129cm" svg:y1="8.382cm" svg:x2="14.478cm" svg:y2="6.985cm" draw:start-shape="id8" draw:start-glue-point="3" draw:end-shape="id5" svg:d="M16129 8382l-1651-1397" svg:viewBox="0 0 1652 1398">
          <text:p/>
        </draw:connector>
        <draw:custom-shape draw:style-name="gr11" draw:text-style-name="P2" xml:id="id9" draw:id="id9" draw:layer="layout" svg:width="3.139cm" svg:height="1.016cm" svg:x="6.477cm" svg:y="4.826cm">
          <text:p text:style-name="P1"><text:span text:style-name="T1">ModelBasedStateSpace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line" svg:x1="8.082cm" svg:y1="6.477cm" svg:x2="8.046cm" svg:y2="5.842cm" draw:start-shape="id2" draw:start-glue-point="0" draw:end-shape="id9" draw:end-glue-point="2" svg:d="M8082 6477l-36-635" svg:viewBox="0 0 37 636">
          <text:p/>
        </draw:connector>
        <draw:custom-shape draw:style-name="gr11" draw:text-style-name="P2" xml:id="id10" draw:id="id10" draw:layer="layout" svg:width="3.139cm" svg:height="1.016cm" svg:x="6.64cm" svg:y="10.541cm">
          <text:p text:style-name="P1"><text:span text:style-name="T1">Decartes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line" svg:x1="9.779cm" svg:y1="11.049cm" svg:x2="11.43cm" svg:y2="11.049cm" draw:start-shape="id10" draw:start-glue-point="1" draw:end-shape="id3" svg:d="M9779 11049h1651" svg:viewBox="0 0 1652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8T11:05:32.295360616</meta:creation-date>
    <dc:date>2016-06-28T13:35:19.938145339</dc:date>
    <meta:editing-duration>PT30M7S</meta:editing-duration>
    <meta:editing-cycles>7</meta:editing-cycles>
    <meta:generator>LibreOffice/4.2.8.2$Linux_X86_64 LibreOffice_project/420m0$Build-2</meta:generator>
    <meta:document-statistic meta:object-count="20"/>
  </office:meta>
</office:document-meta>
</file>